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8000000BC0EAD4D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Courier New2" svg:font-family="'Courier New'"/>
    <style:font-face style:name="OpenSymbol1" svg:font-family="OpenSymbol"/>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Calibri" svg:font-family="Calibri" style:font-pitch="variable"/>
    <style:font-face style:name="Courier New" svg:font-family="'Courier New'" style:font-pitch="variable"/>
    <style:font-face style:name="OpenSymbol" svg:font-family="Open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list-style-name="L1"/>
    <style:style style:name="P3"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4" style:family="paragraph" style:parent-style-name="Heading_20__28_user_29_" style:master-page-name="Standard">
      <style:paragraph-properties fo:line-height="150%" style:page-number="auto"/>
      <style:text-properties fo:color="#262626" fo:language="nl" fo:country="NL"/>
    </style:style>
    <style:style style:name="P5" style:family="paragraph" style:parent-style-name="Heading_20_2">
      <style:text-properties fo:color="#262626"/>
    </style:style>
    <style:style style:name="P6" style:family="paragraph" style:parent-style-name="Heading_20_2">
      <style:paragraph-properties>
        <style:tab-stops>
          <style:tab-stop style:position="3.15in" style:type="center"/>
        </style:tab-stops>
      </style:paragraph-properties>
      <style:text-properties fo:color="#262626"/>
    </style:style>
    <style:style style:name="P7"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8" style:family="paragraph" style:parent-style-name="Free_20_Form">
      <style:paragraph-properties>
        <style:tab-stops>
          <style:tab-stop style:position="6.3in" style:type="right"/>
        </style:tab-stops>
      </style:paragraph-properties>
    </style:style>
    <style:style style:name="P9" style:family="paragraph" style:parent-style-name="Free_20_Form">
      <style:paragraph-properties>
        <style:tab-stops>
          <style:tab-stop style:position="6.3in" style:type="right"/>
        </style:tab-stops>
      </style:paragraph-properties>
      <style:text-properties fo:language="en" fo:country="US"/>
    </style:style>
    <style:style style:name="P10"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none" style:country-asian="none"/>
    </style:style>
    <style:style style:name="P11" style:family="paragraph" style:parent-style-name="Preformatted_20_Text">
      <style:paragraph-properties fo:margin-top="0in" fo:margin-bottom="0.1965in" fo:background-color="#ffffff">
        <style:background-image/>
      </style:paragraph-properties>
      <style:text-properties fo:color="#000000" style:font-name="Times New Roman" fo:font-size="12pt" style:font-size-asian="12pt" style:font-size-complex="12pt"/>
    </style:style>
    <style:style style:name="P12" style:family="paragraph" style:parent-style-name="Preformatted_20_Text">
      <style:paragraph-properties fo:background-color="#ffffff">
        <style:background-image/>
      </style:paragraph-properties>
      <style:text-properties fo:color="#000000" style:font-name="Times New Roman" fo:font-size="12pt" style:font-size-asian="12pt" style:font-size-complex="12pt"/>
    </style:style>
    <style:style style:name="P13" style:family="paragraph" style:parent-style-name="Preformatted_20_Text">
      <style:paragraph-properties fo:margin-top="0.1945in" fo:margin-bottom="0in" fo:background-color="#ffffff">
        <style:background-image/>
      </style:paragraph-properties>
      <style:text-properties fo:color="#000000" style:font-name="Times New Roman" fo:font-size="12pt" style:font-size-asian="12pt" style:font-size-complex="12pt"/>
    </style:style>
    <style:style style:name="T1" style:family="text">
      <style:text-properties fo:color="#262626" fo:language="nl" fo:country="NL"/>
    </style:style>
    <style:style style:name="T2" style:family="text">
      <style:text-properties fo:color="#262626" fo:font-style="italic" style:font-style-asian="italic"/>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fo:language="en" fo:country="US"/>
    </style:style>
    <style:style style:name="T6" style:family="text">
      <style:text-properties style:font-name="Courier New2" fo:font-size="9pt"/>
    </style:style>
    <style:style style:name="T7" style:family="text">
      <style:text-properties fo:font-size="9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mplate Wekelijks Verslag</text:p>
      <text:p text:style-name="Body"/>
      <text:p text:style-name="P1"><text:span text:style-name="T3">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3">Indien jullie dit verkiezen mogen jullie ook gebruik maken van een online project management tools</text:span> <text:span text:style-name="T3">( zoals trello.com), maar voorzie een account voor ons.</text:span></text:p>
      <text:h text:style-name="P5" text:outline-level="2">1. Aanwezigheden</text:h>
      <text:p text:style-name="Standard"><text:span text:style-name="T2">Beau, Robbe, Thomas</text:span></text:p>
      <text:h text:style-name="P6" text:outline-level="2">2. Status<text:tab/></text:h>
      <text:p text:style-name="Standard"><text:span text:style-name="T2">Algemene review van de website. Vooral de gebreken, en feedback Len en Tinne toepassen.</text:span></text:p>
      <text:h text:style-name="P5" text:outline-level="2">3. Besproken Onderwerpen</text:h>
      <text:list xml:id="list5122345336645314780" text:style-name="L1">
        <text:list-item>
          <text:p text:style-name="P2"><text:span text:style-name="T2">Herwerking todo list</text:span></text:p>
        </text:list-item>
        <text:list-item>
          <text:p text:style-name="P2"><text:span text:style-name="T2">Feedback Len</text:span></text:p>
        </text:list-item>
        <text:list-item>
          <text:p text:style-name="P2"><text:span text:style-name="T2">Feedback Tinne</text:span></text:p>
        </text:list-item>
        <text:list-item>
          <text:p text:style-name="P2"><text:span text:style-name="T2">Werkwijze (korte deadlines voor taken)</text:span></text:p>
          <text:p text:style-name="P2"><text:span text:style-name="T2"/></text:p>
        </text:list-item>
      </text:list>
      <text:h text:style-name="P5" text:outline-level="2">4. Afspraken</text:h>
      <text:p text:style-name="P12"><text:span text:style-name="T2">TO do list:</text:span></text:p>
      <text:p text:style-name="P12">-Facet search (bezig, Robbe)</text:p>
      <text:p text:style-name="P12">-change password Pagina</text:p>
      <text:p text:style-name="P12">-Gebruiker informatie aanpassen a.d.h.v permissies</text:p>
      <text:p text:style-name="P12">-Database populatie statische elementen (state's, provincies, juridische entiteiten...., schrijf dit in een migration)</text:p>
      <text:p text:style-name="P12">-Database migratie (bezig, Beau)</text:p>
      <text:p text:style-name="P12">-permissies(bezig, Thomas)</text:p>
      <text:p text:style-name="P12">-Algemene front end:</text:p>
      <text:p text:style-name="P12">vooral detail question (kijk naar detail view van django)</text:p>
      <text:p text:style-name="P12">(generic list view)</text:p>
      <text:p text:style-name="P12">form view van django</text:p>
      <text:p text:style-name="P12">-Email users bij: Aanmaken vraag (naar central unit),</text:p>
      <text:p text:style-name="P12"><text:s text:c="16"/>- Registereren verificatie email (Een mail naar Central unit?)(app voor mogelijk django-mailer)</text:p>
      <text:p text:style-name="P12">-Geschiedenis vragen: -Log aanpassingen vragen, opmerkingen (Django reversion of Django simple history)</text:p>
      <text:p text:style-name="P12">-Stappenplan vragen organisaties &amp; studenten uitwerken.</text:p>
      <text:p text:style-name="P12">Vragen aan Tinne:</text:p>
      <text:p text:style-name="P11">Moeten Organisaties bevestigd worden?</text:p>
      <text:p text:style-name="Standard"><text:span text:style-name="T2"/></text:p>
      <text:h text:style-name="P5" text:outline-level="2"><text:soft-page-break/>5. Planning</text:h>
      <text:p text:style-name="Standard"><text:span text:style-name="T2">Verdeel de taken voor volgende week over de teamleden.</text:span></text:p>
      <text:p text:style-name="P13">-Facet search (bezig, Robbe)</text:p>
      <text:p text:style-name="P13">-permissies(bezig, Thomas)</text:p>
      <text:p text:style-name="P13">-Database migratie (bezig, Bea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Courier New2" svg:font-family="'Courier New'"/>
    <style:font-face style:name="OpenSymbol1" svg:font-family="OpenSymbol"/>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Calibri" svg:font-family="Calibri" style:font-pitch="variable"/>
    <style:font-face style:name="Courier New" svg:font-family="'Courier New'" style:font-pitch="variable"/>
    <style:font-face style:name="OpenSymbol" svg:font-family="Open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size="12pt" fo:language="nl" fo:country="NL" style:letter-kerning="true" style:font-name-asian="ヒラギノ角ゴ Pro W3"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size="18pt" fo:language="en" fo:country="GB" style:letter-kerning="true" style:font-name-asian="ヒラギノ角ゴ Pro W3" style:font-size-asian="18pt" style:font-name-complex="Times New Roman"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Calibri" fo:font-size="14pt" fo:font-style="italic" fo:font-weight="bold" style:font-name-asian="ＭＳ ゴシック"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Calibri" fo:font-size="13pt" fo:font-weight="bold" style:font-name-asian="ＭＳ ゴシック" style:font-size-asian="13pt" style:font-weight-asian="bold" style:font-name-complex="Times New Roman" style:font-size-complex="13pt" style:font-weight-complex="bold"/>
    </style:style>
    <style:style style:name="Heading_20__28_user_29_" style:display-name="Heading (user)" style:family="paragraph" style:next-style-name="Body">
      <style:paragraph-properties style:line-height-at-least="0.0693in" fo:orphans="2" fo:widows="2" fo:keep-with-next="always"/>
      <style:text-properties fo:color="#000000" style:font-name="Helvetica" fo:font-size="18pt" fo:language="en" fo:country="US" fo:font-weight="bold" style:letter-kerning="true" style:font-name-asian="ヒラギノ角ゴ Pro W3" style:font-size-asian="18pt" style:font-weight-asian="bold" style:font-name-complex="Helvetica" style:font-size-complex="10pt" style:language-complex="ar" style:country-complex="SA"/>
    </style:style>
    <style:style style:name="Caption_20__28_user_29_" style:display-name="Caption (user)"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Free_20_Form" style:display-name="Free Form" style:family="paragraph">
      <style:paragraph-properties style:line-height-at-least="0.0693in" fo:orphans="2" fo:widows="2"/>
      <style:text-properties fo:color="#000000" style:font-name="Times New Roman" fo:font-size="10pt" fo:language="zxx" fo:country="none" style:letter-kerning="true" style:font-name-asian="ヒラギノ角ゴ Pro W3" style:font-size-asian="10pt" style:font-name-complex="Times New Roman" style:font-size-complex="10pt" style:language-complex="ar" style:country-complex="SA"/>
    </style:style>
    <style:style style:name="Body" style:family="paragraph">
      <style:paragraph-properties style:line-height-at-least="0.0693in" fo:orphans="2" fo:widows="2"/>
      <style:text-properties fo:color="#000000" style:font-name="Helvetica" fo:font-size="12pt" fo:language="en" fo:country="US" style:letter-kerning="true" style:font-name-asian="ヒラギノ角ゴ Pro W3" style:font-size-asian="12pt" style:font-name-complex="Helvetica"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size="12pt" fo:language="en" fo:country="US" fo:font-weight="bold" style:letter-kerning="true" style:font-name-asian="ヒラギノ角ゴ Pro W3" style:font-size-asian="12pt" style:font-weight-asian="bold" style:font-name-complex="Helvetica" style:font-size-complex="10pt" style:language-complex="ar" style:country-complex="SA"/>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fo:line-height="100%"/>
      <style:text-properties fo:color="#000000" style:font-name="Times" fo:font-size="10pt" fo:language="en" fo:country="US" style:letter-kerning="true" style:font-name-asian="Times New Roman" style:font-size-asian="10pt" style:font-name-complex="Tim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WW8Num1z0" style:family="text">
      <style:text-properties style:text-position="0% 100%"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text-position="0% 100%" fo:font-size="12pt" style:font-size-asian="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position="0% 100%" fo:font-size="12pt" style:font-size-asian="12pt"/>
    </style:style>
    <style:style style:name="WW8Num3z1" style:family="text">
      <style:text-properties style:font-name="Wingdings 2" style:font-name-complex="OpenSymbol"/>
    </style:style>
    <style:style style:name="WW8Num4z0" style:family="text">
      <style:text-properties style:text-position="0% 100%" fo:font-size="12pt" style:font-size-asian="12pt"/>
    </style:style>
    <style:style style:name="WW8Num4z4" style:family="text">
      <style:text-properties style:font-name="Wingdings 2" style:font-name-complex="OpenSymbol"/>
    </style:style>
    <style:style style:name="WW8Num5z0" style:family="text">
      <style:text-properties style:text-position="0% 100%" fo:font-size="12pt" style:font-size-asian="12pt"/>
    </style:style>
    <style:style style:name="WW8Num5z3" style:family="text">
      <style:text-properties style:font-name="Wingdings 2" style:font-name-complex="OpenSymbol"/>
    </style:style>
    <style:style style:name="WW8Num5z4" style:family="text">
      <style:text-properties style:font-name="OpenSymbol" style:font-name-complex="OpenSymbol"/>
    </style:style>
    <style:style style:name="WW8Num6z0" style:family="text">
      <style:text-properties style:text-position="0% 100%" fo:font-size="12pt" style:font-size-asian="12pt"/>
    </style:style>
    <style:style style:name="WW8Num6z1" style:family="text">
      <style:text-properties style:font-name="Wingdings 2" style:font-name-complex="OpenSymbol"/>
    </style:style>
    <style:style style:name="WW8Num7z0" style:family="text">
      <style:text-properties style:text-position="0% 100%" fo:font-size="12pt" style:font-size-asian="12pt"/>
    </style:style>
    <style:style style:name="WW8Num7z1" style:family="text">
      <style:text-properties style:font-name="Wingdings 2" style:font-name-complex="OpenSymbol"/>
    </style:style>
    <style:style style:name="WW8Num8z0" style:family="text">
      <style:text-properties style:text-position="0% 100%" fo:font-size="12pt" style:font-size-asian="12pt"/>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text-position="0% 100%" fo:font-size="12pt" style:font-size-asian="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fo:font-size="12pt" style:font-size-asian="12pt"/>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text-position="0% 100%"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text-position="0% 100%" fo:font-size="12pt" style:font-size-asian="12pt"/>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text-position="0% 100%" fo:font-size="12pt" style:font-size-asian="12pt"/>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text-position="0% 100%"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Default_20_Paragraph_20_Font" style:display-name="Default Paragraph Font" style:family="text"/>
    <style:style style:name="WW-Default_20_Paragraph_20_Font" style:display-name="WW-Default Paragraph Font" style:family="text"/>
    <style:style style:name="Bullet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size="14pt" fo:language="nl" fo:country="NL" fo:font-style="italic" fo:font-weight="bold" style:letter-kerning="true" style:font-name-asian="ＭＳ ゴシック"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text-properties fo:color="#000000" style:font-name="Calibri" fo:font-size="13pt" fo:language="nl" fo:country="NL" fo:font-weight="bold" style:letter-kerning="true" style:font-name-asian="ＭＳ ゴシック" style:font-size-asian="13pt" style:font-weight-asian="bold" style:font-name-complex="Times New Roman" style:font-size-complex="13pt" style:font-weight-complex="bold"/>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1" style:family="table">
      <style:table-properties style:width="6.45in" fo:margin-left="-0.075in" table:align="left" style:writing-mode="lr-tb"/>
    </style:style>
    <style:style style:name="Tabel1.A" style:family="table-column">
      <style:table-column-properties style:column-width="4.775in"/>
    </style:style>
    <style:style style:name="Tabel1.B" style:family="table-column">
      <style:table-column-properties style:column-width="1.675in"/>
    </style:style>
    <style:style style:name="Tabel1.1" style:family="table-row">
      <style:table-row-properties style:keep-together="true" fo:keep-together="auto"/>
    </style:style>
    <style:style style:name="Tabel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none" style:country-asian="none"/>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8862in" fo:margin-bottom="0.8862in" fo:margin-left="0.9839in" fo:margin-right="0.9839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able:table table:name="Tabel1" table:style-name="Tabel1">
          <table:table-column table:style-name="Tabel1.A"/>
          <table:table-column table:style-name="Tabel1.B"/>
          <table:table-row table:style-name="Tabel1.1">
            <table:table-cell table:style-name="Tabel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el1.A1" office:value-type="string">
              <text:p text:style-name="MP3"><draw:frame draw:style-name="Mfr1" draw:name="Picture 1" text:anchor-type="as-char" svg:width="1.0134in" svg:height="0.3264in" draw:z-index="0"><draw:image xlink:href="Pictures/1000020100000248000000BC0EAD4D55.png" xlink:type="simple" xlink:show="embed" xlink:actuate="onLoad"/></draw:frame></text:p>
            </table:table-cell>
          </table:table-row>
        </table:table>
        <text:p text:style-name="MP1"><text:tab/><text:page-number text:select-page="current">1</text:page-number>/<text:page-count style:num-format="1">2</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2</text:page-number>/<text:page-count style:num-format="1">2</text:page-count></text:p>
      </style:header-left>
      <style:footer>
        <text:p text:style-name="MP4"/>
      </style:footer>
      <style:footer-left>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Databases</dc:title>
    <meta:initial-creator>Boris Cule</meta:initial-creator>
    <meta:creation-date>2015-02-10T17:29:00</meta:creation-date>
    <dc:creator>Robbe Heirman</dc:creator>
    <dc:date>2017-05-04T14:42:20.22</dc:date>
    <meta:print-date>2015-02-10T17:01:00</meta:print-date>
    <meta:editing-cycles>12</meta:editing-cycles>
    <meta:editing-duration>PT27M</meta:editing-duration>
    <meta:document-statistic meta:table-count="1" meta:image-count="1" meta:object-count="0" meta:page-count="2" meta:paragraph-count="39" meta:word-count="293" meta:character-count="2072"/>
    <meta:generator>OpenOffice/4.1.3$Win32 OpenOffice.org_project/413m1$Build-9783</meta:generator>
  </office:meta>
</office:document-meta>
</file>